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166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167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2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163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8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9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170" style:family="table-cell" style:parent-style-name="Default" style:data-style-name="N4"/>
    <style:style style:name="ce1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4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ilter</text:p>
          </table:table-cell>
          <table:table-cell table:style-name="ce68" office:value-type="string" calcext:value-type="string">
            <text:p>Type</text:p>
          </table:table-cell>
          <table:table-cell table:style-name="ce5" office:value-type="string" calcext:value-type="string">
            <text:p>Link</text:p>
          </table:table-cell>
          <table:table-cell table:style-name="ce126" office:value-type="string" calcext:value-type="string">
            <text:p>Check</text:p>
          </table:table-cell>
          <table:table-cell table:style-name="ce139" office:value-type="string" calcext:value-type="string">
            <text:p>Notes</text:p>
          </table:table-cell>
          <table:table-cell table:style-name="ce152" office:value-type="string" calcext:value-type="string">
            <text:p>Push</text:p>
          </table:table-cell>
          <table:table-cell table:style-name="ce5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5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5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5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5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5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5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5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5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5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5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5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5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5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5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5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5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5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5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5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5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25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5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5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5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5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5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5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5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5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5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5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5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5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5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5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5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5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5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5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5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5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5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5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5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5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5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5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5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5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5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5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5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5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5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5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5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5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5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25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5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5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5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5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5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5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5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5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5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5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5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5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5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5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5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5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5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58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5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5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5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5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5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5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5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5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5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5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5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5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5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5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5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5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5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5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5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5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5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25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5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25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25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25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25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5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5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25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5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5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5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25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5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25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5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25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5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25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5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25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25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25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25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25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25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25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25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25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5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25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258"/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25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5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25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25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58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5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25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25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25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25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25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25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25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25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5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25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58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25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25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25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25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25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25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25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5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25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25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25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25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25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25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25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25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25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25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5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25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25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25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25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25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25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5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5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25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5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25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25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25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5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25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5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25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5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25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25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25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25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25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25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25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25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25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25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25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25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25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25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25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25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25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25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25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25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25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25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25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25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25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25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25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25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5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25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25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25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25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25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25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25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25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25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25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25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25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25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25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25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25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25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25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25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25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25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25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25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25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25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25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25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25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25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25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25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25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25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25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25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25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25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25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25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25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25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25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25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25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25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25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25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25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25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25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25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25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25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25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25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25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5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25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25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5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5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25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25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5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25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5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25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5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25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25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25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25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25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25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25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25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25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25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25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25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25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25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25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25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25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58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25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25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25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25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25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25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25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25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02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25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25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25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5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25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25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25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25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25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25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25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25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25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25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25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25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25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25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25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25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25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25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25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25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25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25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25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25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25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25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25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25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25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25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25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25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25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25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25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25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25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25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25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25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25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25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25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25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25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25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25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25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25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25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25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25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25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5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5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5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5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5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5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5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5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5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5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5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5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5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5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5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5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5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5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5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5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5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5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5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5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5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25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25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25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25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25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25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5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5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5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5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25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25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25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25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25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25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25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25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25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1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25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25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25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25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73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73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73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73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ce258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ce258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2</text:p>
          </table:table-cell>
          <table:table-cell table:style-name="ce258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73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ce258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7</text:p>
          </table:table-cell>
          <table:table-cell table:style-name="ce258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73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73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73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ce258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73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3</text:p>
          </table:table-cell>
          <table:table-cell table:style-name="ce258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73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ce258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ce258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73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ce258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ce258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73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ce258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73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4</text:p>
          </table:table-cell>
          <table:table-cell table:style-name="ce258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5</text:p>
          </table:table-cell>
          <table:table-cell table:style-name="ce258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6</text:p>
          </table:table-cell>
          <table:table-cell table:style-name="ce258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73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73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9</text:p>
          </table:table-cell>
          <table:table-cell table:style-name="ce258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73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ce258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2</text:p>
          </table:table-cell>
          <table:table-cell table:style-name="ce258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3</text:p>
          </table:table-cell>
          <table:table-cell table:style-name="ce273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4</text:p>
          </table:table-cell>
          <table:table-cell table:style-name="ce258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5</text:p>
          </table:table-cell>
          <table:table-cell table:style-name="ce273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6</text:p>
          </table:table-cell>
          <table:table-cell table:style-name="ce273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7</text:p>
          </table:table-cell>
          <table:table-cell table:style-name="ce258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73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73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9</text:p>
          </table:table-cell>
          <table:table-cell table:style-name="ce258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73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21</text:p>
          </table:table-cell>
          <table:table-cell table:style-name="ce258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73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73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73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73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27</text:p>
          </table:table-cell>
          <table:table-cell table:style-name="ce258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73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29</text:p>
          </table:table-cell>
          <table:table-cell table:style-name="ce258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73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31</text:p>
          </table:table-cell>
          <table:table-cell table:style-name="ce258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344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33</text:p>
          </table:table-cell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098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301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170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nk</text:p>
          </table:table-cell>
          <table:table-cell table:style-name="ce166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  <table:table-cell table:style-name="ce121" office:value-type="string" calcext:value-type="string">
            <text:p>Check</text:p>
          </table:table-cell>
          <table:table-cell table:style-name="ce135" office:value-type="string" calcext:value-type="string">
            <text:p>Notes</text:p>
          </table:table-cell>
          <table:table-cell table:style-name="ce149" office:value-type="string" calcext:value-type="string">
            <text:p>EL</text:p>
          </table:table-cell>
          <table:table-cell table:style-name="ce1" office:value-type="string" calcext:value-type="string">
            <text:p>AntiCV</text:p>
          </table:table-cell>
        </table:table-row>
        <table:table-row table:style-name="ro1">
          <table:table-cell table:style-name="ce2"/>
          <table:table-cell table:style-name="ce257" office:value-type="string" calcext:value-type="string">
            <text:p>https://evertiq.com</text:p>
          </table:table-cell>
          <table:table-cell table:style-name="ce167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evertiq.se</text:p>
          </table:table-cell>
          <table:table-cell table:style-name="ce162" office:value-type="float" office:value="2" calcext:value-type="float">
            <text:p>2.00</text:p>
          </table:table-cell>
          <table:table-cell table:style-name="ce258" office:value-type="string" calcext:value-type="string">
            <text:p>not EL Polish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 office:value-type="string" calcext:value-type="string">
            <text:p>X</text:p>
          </table:table-cell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vertiq.de</text:p>
          </table:table-cell>
          <table:table-cell table:style-name="ce163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6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8" office:value-type="string" calcext:value-type="string">
            <text:p>to search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165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7" office:value-type="string" calcext:value-type="string">
            <text:p>to search</text:p>
          </table:table-cell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materialybudowlane.info.pl/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mazury.inf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kryptowaluty.info.pl/konferencja-infoshare-13-14-maja-w-gdansk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mieszkaniec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mierzyn24.pl/news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motocykle125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rzedsiebiorcy.e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porozmawiajmy.tv/staroslowianska-wiedza-wielkiej-tradycji-polnocy-grzegorz-skur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drogach.pl/test-opon-letnich-215-55-r17-gtu-2020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polskaizbabranzypogrzebowej.pl</text:p>
          </table:table-cell>
          <table:table-cell table:style-name="ce163" office:value-type="float" office:value="1" calcext:value-type="float">
            <text:p>1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lnocna.tv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polonia-peterborough.uk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www.radiozw.com.pl/gosciem-radia-zw-byl-wlodzimierz-stochnialek-soltys-strojca-gm-praszk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strims.world/CuprumLubinCzarniRadom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 office:value-type="string" calcext:value-type="string">
            <text:p>?</text:p>
          </table:table-cell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nanarty.info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aszafloryd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naszabramow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abc-dachy.pl/index2.php?site=publikacje&amp;dzial=Folie%20dachowe&amp;baza=folie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abcvideo.cc/epl8j5wrzp4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kronikamontrealska.com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lubanski.eu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sportprojekt.info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irenakuczynska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-pingpong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hdtvpolsk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infokrakow24.pl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infobusk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gizycko.info.pl/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kobietaigolf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twojrad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ultusk24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owinynyskie.c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6" office:value-type="string" calcext:value-type="string">
            <text:p>no</text:p>
          </table:table-cell>
          <table:table-cell table:style-name="ce189"/>
          <table:table-cell table:style-name="ce194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www.maniak.tv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www.flvto.biz/pl76/how-to/how-to-install-chrome-plugin-win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superportal24.pl/gryficki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6" office:value-type="string" calcext:value-type="string">
            <text:p>no</text:p>
          </table:table-cell>
          <table:table-cell table:style-name="ce190"/>
          <table:table-cell table:style-name="ce195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2" office:value-type="string" calcext:value-type="string">
            <text:p><text:span text:style-name="T3"><text:a xlink:href="https://2conv.com/pl53/terms/" xlink:type="simple">https://2conv.com/pl53/terms/</text:a></text:span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164"/>
          <table:table-cell table:style-name="ce24" office:value-type="string" calcext:value-type="string">
            <text:p>https://xlomza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s://epainfo.pl/wosp-pabianice-2020-zobacz-pelny-harmonogram/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olishexpress.com.au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kk24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skipol.pl/" xlink:type="simple">https://skipol.pl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91"/>
          <table:table-cell table:style-name="ce196"/>
          <table:table-cell table:style-name="ce258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302"/>
        <table:table-column table:style-name="co15" table:default-cell-style-name="ce302"/>
        <table:table-column table:style-name="co16" table:default-cell-style-name="ce302"/>
        <table:table-column table:style-name="co17" table:default-cell-style-name="ce302"/>
        <table:table-column table:style-name="co18" table:default-cell-style-name="ce302"/>
        <table:table-column table:style-name="co19" table:default-cell-style-name="ce302"/>
        <table:table-column table:style-name="co12" table:number-columns-repeated="1018" table:default-cell-style-name="ce302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5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26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26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26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441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6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 office:value-type="string" calcext:value-type="string">
            <text:p>DONE</text:p>
          </table:table-cell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 office:value-type="string" calcext:value-type="string">
            <text:p>money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money.pl,moneyv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 office:value-type="string" calcext:value-type="string">
            <text:p>moneyv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 office:value-type="string" calcext:value-type="string">
            <text:p>finans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moto.wp.pl,finans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 office:value-type="string" calcext:value-type="string">
            <text:p>moto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 office:value-type="string" calcext:value-type="string">
            <text:p>kobieta.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gry.wp.pl,kobiet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 office:value-type="string" calcext:value-type="string">
            <text:p>gry.wp.pl</text:p>
          </table:table-cell>
          <table:table-cell table:style-name="ce587" office:value-type="string" calcext:value-type="string">
            <text:p>ACCEPT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 office:value-type="string" calcext:value-type="string">
            <text:p>twojeip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`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 office:value-type="string" calcext:value-type="string">
            <text:p>parenting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parenting.pl#$#abort-on-property-read slot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 office:value-type="string" calcext:value-type="string">
            <text:p>wiadomosci.wp.pl</text:p>
          </table:table-cell>
          <table:table-cell table:style-name="ce586" office:value-type="string" calcext:value-type="string">
            <text:p>ACCEPT</text:p>
          </table:table-cell>
          <table:table-cell table:style-name="ce344" office:value-type="string" calcext:value-type="string">
            <text:p>wiadomosci.wp.pl#$#abort-on-property-read pbjsChunk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302"/>
        <table:table-column table:style-name="co15" table:visibility="collapse" table:default-cell-style-name="ce302"/>
        <table:table-column table:style-name="co21" table:default-cell-style-name="ce302"/>
        <table:table-column table:style-name="co22" table:default-cell-style-name="ce302"/>
        <table:table-column table:style-name="co23" table:default-cell-style-name="ce302"/>
        <table:table-column table:style-name="co24" table:default-cell-style-name="ce490"/>
        <table:table-column table:style-name="co25" table:default-cell-style-name="ce302"/>
        <table:table-column table:style-name="co12" table:number-columns-repeated="1017" table:default-cell-style-name="ce302"/>
        <table:table-row table:style-name="ro1">
          <table:table-cell table:style-name="ce448"/>
          <table:table-cell table:style-name="ce452"/>
          <table:table-cell table:style-name="ce452" office:value-type="string" calcext:value-type="string">
            <text:p>site</text:p>
          </table:table-cell>
          <table:table-cell table:style-name="ce452" office:value-type="string" calcext:value-type="string">
            <text:p>status</text:p>
          </table:table-cell>
          <table:table-cell table:style-name="ce452" office:value-type="string" calcext:value-type="string">
            <text:p>filter</text:p>
          </table:table-cell>
          <table:table-cell table:style-name="ce484" office:value-type="string" calcext:value-type="string">
            <text:p>reason</text:p>
          </table:table-cell>
          <table:table-cell table:style-name="ce49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53" table:formula="of:=RIGHT([.C2];LEN([.C2])-FIND(&quot;.&quot;;[.C2]))" office:value-type="string" office:string-value="com" calcext:value-type="string">
            <text:p>com</text:p>
          </table:table-cell>
          <table:table-cell table:style-name="ce455" office:value-type="string" calcext:value-type="string">
            <text:p>nerwica.com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" calcext:value-type="float">
            <text:p>2</text:p>
          </table:table-cell>
          <table:table-cell table:style-name="ce454" table:formula="of:=RIGHT([.C3];LEN([.C3])-FIND(&quot;.&quot;;[.C3]))" office:value-type="string" office:string-value="fm" calcext:value-type="string">
            <text:p>fm</text:p>
          </table:table-cell>
          <table:table-cell table:style-name="ce441" office:value-type="string" calcext:value-type="string">
            <text:p>open.f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" calcext:value-type="float">
            <text:p>3</text:p>
          </table:table-cell>
          <table:table-cell table:style-name="ce453" table:formula="of:=RIGHT([.C4];LEN([.C4])-FIND(&quot;.&quot;;[.C4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direct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454" table:formula="of:=RIGHT([.C5];LEN([.C5])-FIND(&quot;.&quot;;[.C5]))" office:value-type="string" office:string-value="money.pl" calcext:value-type="string">
            <text:p>money.pl</text:p>
          </table:table-cell>
          <table:table-cell table:style-name="ce441" office:value-type="string" calcext:value-type="string">
            <text:p>praca.mone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" calcext:value-type="float">
            <text:p>5</text:p>
          </table:table-cell>
          <table:table-cell table:style-name="ce453" table:formula="of:=RIGHT([.C6];LEN([.C6])-FIND(&quot;.&quot;;[.C6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prawo.money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85"/>
          <table:table-cell table:style-name="ce492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50" office:value-type="float" office:value="6" calcext:value-type="float">
            <text:p>6</text:p>
          </table:table-cell>
          <table:table-cell table:style-name="ce454" table:formula="of:=RIGHT([.C7];LEN([.C7])-FIND(&quot;.&quot;;[.C7]))" office:value-type="string" office:string-value="o2.pl" calcext:value-type="string">
            <text:p>o2.pl</text:p>
          </table:table-cell>
          <table:table-cell table:style-name="ce441" office:value-type="string" calcext:value-type="string">
            <text:p>poczta.o2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" calcext:value-type="float">
            <text:p>7</text:p>
          </table:table-cell>
          <table:table-cell table:style-name="ce453" table:formula="of:=RIGHT([.C8];LEN([.C8])-FIND(&quot;.&quot;;[.C8]))" office:value-type="string" office:string-value="pl" calcext:value-type="string">
            <text:p>pl</text:p>
          </table:table-cell>
          <table:table-cell table:style-name="ce455" office:value-type="string" calcext:value-type="string">
            <text:p>abczdrowie.pl</text:p>
          </table:table-cell>
          <table:table-cell table:style-name="ce462" office:value-type="string" calcext:value-type="string">
            <text:p>ADVERT</text:p>
          </table:table-cell>
          <table:table-cell table:style-name="ce455" office:value-type="string" calcext:value-type="string">
            <text:p>https://zywienie.abczdrowie.pl/kolendra-wlasciwosci-odzywcze-zastosowanie</text:p>
          </table:table-cell>
          <table:table-cell table:style-name="ce485" office:value-type="string" calcext:value-type="string">
            <text:p>.contentstream-bar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" calcext:value-type="float">
            <text:p>8</text:p>
          </table:table-cell>
          <table:table-cell table:style-name="ce454" table:formula="of:=RIGHT([.C9];LEN([.C9])-FIND(&quot;.&quot;;[.C9]))" office:value-type="string" office:string-value="pl" calcext:value-type="string">
            <text:p>pl</text:p>
          </table:table-cell>
          <table:table-cell table:style-name="ce441" office:value-type="string" calcext:value-type="string">
            <text:p>autokult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" calcext:value-type="float">
            <text:p>9</text:p>
          </table:table-cell>
          <table:table-cell table:style-name="ce453" table:formula="of:=RIGHT([.C10];LEN([.C10])-FIND(&quot;.&quot;;[.C10]))" office:value-type="string" office:string-value="pl" calcext:value-type="string">
            <text:p>pl</text:p>
          </table:table-cell>
          <table:table-cell table:style-name="ce455" office:value-type="string" calcext:value-type="string">
            <text:p>bloog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0" calcext:value-type="float">
            <text:p>10</text:p>
          </table:table-cell>
          <table:table-cell table:style-name="ce454" table:formula="of:=RIGHT([.C11];LEN([.C11])-FIND(&quot;.&quot;;[.C11]))" office:value-type="string" office:string-value="com" calcext:value-type="string">
            <text:p>com</text:p>
          </table:table-cell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1" calcext:value-type="float">
            <text:p>11</text:p>
          </table:table-cell>
          <table:table-cell table:style-name="ce453" table:formula="of:=RIGHT([.C12];LEN([.C12])-FIND(&quot;.&quot;;[.C12]))" office:value-type="string" office:string-value="pl" calcext:value-type="string">
            <text:p>pl</text:p>
          </table:table-cell>
          <table:table-cell table:style-name="ce273" office:value-type="string" calcext:value-type="string">
            <text:p>docelu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2" calcext:value-type="float">
            <text:p>12</text:p>
          </table:table-cell>
          <table:table-cell table:style-name="ce454" table:formula="of:=RIGHT([.C13];LEN([.C13])-FIND(&quot;.&quot;;[.C13]))" office:value-type="string" office:string-value="pl" calcext:value-type="string">
            <text:p>pl</text:p>
          </table:table-cell>
          <table:table-cell table:style-name="ce441" office:value-type="string" calcext:value-type="string">
            <text:p>domodi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3" calcext:value-type="float">
            <text:p>13</text:p>
          </table:table-cell>
          <table:table-cell table:style-name="ce453" table:formula="of:=RIGHT([.C14];LEN([.C14])-FIND(&quot;.&quot;;[.C14]))" office:value-type="string" office:string-value="pl" calcext:value-type="string">
            <text:p>pl</text:p>
          </table:table-cell>
          <table:table-cell table:style-name="ce455" office:value-type="string" calcext:value-type="string">
            <text:p>echirurgia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4" calcext:value-type="float">
            <text:p>14</text:p>
          </table:table-cell>
          <table:table-cell table:style-name="ce454" table:formula="of:=RIGHT([.C15];LEN([.C15])-FIND(&quot;.&quot;;[.C15]))" office:value-type="string" office:string-value="pl" calcext:value-type="string">
            <text:p>pl</text:p>
          </table:table-cell>
          <table:table-cell table:style-name="ce441" office:value-type="string" calcext:value-type="string">
            <text:p>gadzetoman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5" calcext:value-type="float">
            <text:p>15</text:p>
          </table:table-cell>
          <table:table-cell table:style-name="ce453" table:formula="of:=RIGHT([.C16];LEN([.C16])-FIND(&quot;.&quot;;[.C16]))" office:value-type="string" office:string-value="pl" calcext:value-type="string">
            <text:p>pl</text:p>
          </table:table-cell>
          <table:table-cell table:style-name="ce455" office:value-type="string" calcext:value-type="string">
            <text:p>homebook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6" calcext:value-type="float">
            <text:p>16</text:p>
          </table:table-cell>
          <table:table-cell table:style-name="ce454" table:formula="of:=RIGHT([.C17];LEN([.C17])-FIND(&quot;.&quot;;[.C17]))" office:value-type="string" office:string-value="pl" calcext:value-type="string">
            <text:p>pl</text:p>
          </table:table-cell>
          <table:table-cell table:style-name="ce441" office:value-type="string" calcext:value-type="string">
            <text:p>kafeter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7" calcext:value-type="float">
            <text:p>17</text:p>
          </table:table-cell>
          <table:table-cell table:style-name="ce453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55" office:value-type="string" calcext:value-type="string">
            <text:p>forum.kafeteria.pl</text:p>
          </table:table-cell>
          <table:table-cell table:style-name="ce464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8" calcext:value-type="float">
            <text:p>18</text:p>
          </table:table-cell>
          <table:table-cell table:style-name="ce454" table:formula="of:=RIGHT([.C19];LEN([.C19])-FIND(&quot;.&quot;;[.C19]))" office:value-type="string" office:string-value="pl" calcext:value-type="string">
            <text:p>pl</text:p>
          </table:table-cell>
          <table:table-cell table:style-name="ce441" office:value-type="string" calcext:value-type="string">
            <text:p>kardiolo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9" calcext:value-type="float">
            <text:p>19</text:p>
          </table:table-cell>
          <table:table-cell table:style-name="ce453" table:formula="of:=RIGHT([.C20];LEN([.C20])-FIND(&quot;.&quot;;[.C20]))" office:value-type="string" office:string-value="pl" calcext:value-type="string">
            <text:p>pl</text:p>
          </table:table-cell>
          <table:table-cell table:style-name="ce455" office:value-type="string" calcext:value-type="string">
            <text:p>komorkoman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0" calcext:value-type="float">
            <text:p>20</text:p>
          </table:table-cell>
          <table:table-cell table:style-name="ce454" table:formula="of:=RIGHT([.C21];LEN([.C21])-FIND(&quot;.&quot;;[.C21]))" office:value-type="string" office:string-value="pl" calcext:value-type="string">
            <text:p>pl</text:p>
          </table:table-cell>
          <table:table-cell table:style-name="ce441" office:value-type="string" calcext:value-type="string">
            <text:p>kowbojki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1" calcext:value-type="float">
            <text:p>21</text:p>
          </table:table-cell>
          <table:table-cell table:style-name="ce453" table:formula="of:=RIGHT([.C22];LEN([.C22])-FIND(&quot;.&quot;;[.C22]))" office:value-type="string" office:string-value="pl" calcext:value-type="string">
            <text:p>pl</text:p>
          </table:table-cell>
          <table:table-cell table:style-name="ce455" office:value-type="string" calcext:value-type="string">
            <text:p>luxlux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2" calcext:value-type="float">
            <text:p>22</text:p>
          </table:table-cell>
          <table:table-cell table:style-name="ce454" table:formula="of:=RIGHT([.C23];LEN([.C23])-FIND(&quot;.&quot;;[.C23]))" office:value-type="string" office:string-value="pl" calcext:value-type="string">
            <text:p>pl</text:p>
          </table:table-cell>
          <table:table-cell table:style-name="ce441" office:value-type="string" calcext:value-type="string">
            <text:p>medycyna24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3" calcext:value-type="float">
            <text:p>23</text:p>
          </table:table-cell>
          <table:table-cell table:style-name="ce453" table:formula="of:=RIGHT([.C24];LEN([.C24])-FIND(&quot;.&quot;;[.C24]))" office:value-type="string" office:string-value="pl" calcext:value-type="string">
            <text:p>pl</text:p>
          </table:table-cell>
          <table:table-cell table:style-name="ce455" office:value-type="string" calcext:value-type="string">
            <text:p>o2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4" calcext:value-type="float">
            <text:p>24</text:p>
          </table:table-cell>
          <table:table-cell table:style-name="ce454" table:formula="of:=RIGHT([.C25];LEN([.C25])-FIND(&quot;.&quot;;[.C25]))" office:value-type="string" office:string-value="pl" calcext:value-type="string">
            <text:p>pl</text:p>
          </table:table-cell>
          <table:table-cell table:style-name="ce441" office:value-type="string" calcext:value-type="string">
            <text:p>parenting.pl</text:p>
          </table:table-cell>
          <table:table-cell table:style-name="ce463" office:value-type="string" calcext:value-type="string">
            <text:p>TO SUBMIT</text:p>
          </table:table-cell>
          <table:table-cell table:style-name="ce441" office:value-type="string" calcext:value-type="string">
            <text:p>https://parenting.pl/baby-blues-nie-boj-sie-prosic-o-wsparcie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5" calcext:value-type="float">
            <text:p>25</text:p>
          </table:table-cell>
          <table:table-cell table:style-name="ce453" table:formula="of:=RIGHT([.C26];LEN([.C26])-FIND(&quot;.&quot;;[.C26]))" office:value-type="string" office:string-value="pl" calcext:value-type="string">
            <text:p>pl</text:p>
          </table:table-cell>
          <table:table-cell table:style-name="ce455" office:value-type="string" calcext:value-type="string">
            <text:p>pinger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6" calcext:value-type="float">
            <text:p>26</text:p>
          </table:table-cell>
          <table:table-cell table:style-name="ce454" table:formula="of:=RIGHT([.C27];LEN([.C27])-FIND(&quot;.&quot;;[.C27]))" office:value-type="string" office:string-value="pl" calcext:value-type="string">
            <text:p>pl</text:p>
          </table:table-cell>
          <table:table-cell table:style-name="ce441" office:value-type="string" calcext:value-type="string">
            <text:p>pogodni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7" calcext:value-type="float">
            <text:p>27</text:p>
          </table:table-cell>
          <table:table-cell table:style-name="ce453" table:formula="of:=RIGHT([.C28];LEN([.C28])-FIND(&quot;.&quot;;[.C28]))" office:value-type="string" office:string-value="pl" calcext:value-type="string">
            <text:p>pl</text:p>
          </table:table-cell>
          <table:table-cell table:style-name="ce455" office:value-type="string" calcext:value-type="string">
            <text:p>pudelek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 office:value-type="string" calcext:value-type="string">
            <text:p>broken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8" calcext:value-type="float">
            <text:p>28</text:p>
          </table:table-cell>
          <table:table-cell table:style-name="ce454" table:formula="of:=RIGHT([.C29];LEN([.C29])-FIND(&quot;.&quot;;[.C29]))" office:value-type="string" office:string-value="pl" calcext:value-type="string">
            <text:p>pl</text:p>
          </table:table-cell>
          <table:table-cell table:style-name="ce441" office:value-type="string" calcext:value-type="string">
            <text:p>samos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9" calcext:value-type="float">
            <text:p>29</text:p>
          </table:table-cell>
          <table:table-cell table:style-name="ce453" table:formula="of:=RIGHT([.C30];LEN([.C30])-FIND(&quot;.&quot;;[.C30]))" office:value-type="string" office:string-value="pl" calcext:value-type="string">
            <text:p>pl</text:p>
          </table:table-cell>
          <table:table-cell table:style-name="ce455" office:value-type="string" calcext:value-type="string">
            <text:p>smaczneblogi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0" calcext:value-type="float">
            <text:p>30</text:p>
          </table:table-cell>
          <table:table-cell table:style-name="ce454" table:formula="of:=RIGHT([.C31];LEN([.C31])-FIND(&quot;.&quot;;[.C31]))" office:value-type="string" office:string-value="pl" calcext:value-type="string">
            <text:p>pl</text:p>
          </table:table-cell>
          <table:table-cell table:style-name="ce441" office:value-type="string" calcext:value-type="string">
            <text:p>smo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1" calcext:value-type="float">
            <text:p>31</text:p>
          </table:table-cell>
          <table:table-cell table:style-name="ce453" table:formula="of:=RIGHT([.C32];LEN([.C32])-FIND(&quot;.&quot;;[.C32]))" office:value-type="string" office:string-value="pl" calcext:value-type="string">
            <text:p>pl</text:p>
          </table:table-cell>
          <table:table-cell table:style-name="ce455" office:value-type="string" calcext:value-type="string">
            <text:p>snobka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2" calcext:value-type="float">
            <text:p>32</text:p>
          </table:table-cell>
          <table:table-cell table:style-name="ce454" table:formula="of:=RIGHT([.C33];LEN([.C33])-FIND(&quot;.&quot;;[.C33]))" office:value-type="string" office:string-value="pl" calcext:value-type="string">
            <text:p>pl</text:p>
          </table:table-cell>
          <table:table-cell table:style-name="ce441" office:value-type="string" calcext:value-type="string">
            <text:p>testwiedz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3" calcext:value-type="float">
            <text:p>33</text:p>
          </table:table-cell>
          <table:table-cell table:style-name="ce453" table:formula="of:=RIGHT([.C34];LEN([.C34])-FIND(&quot;.&quot;;[.C34]))" office:value-type="string" office:string-value="pl" calcext:value-type="string">
            <text:p>pl</text:p>
          </table:table-cell>
          <table:table-cell table:style-name="ce457" office:value-type="string" calcext:value-type="string">
            <text:p>wakacje.pl</text:p>
          </table:table-cell>
          <table:table-cell table:style-name="ce465" office:value-type="string" calcext:value-type="string">
            <text:p>NO ADS BY DEFAULT</text:p>
          </table:table-cell>
          <table:table-cell table:style-name="ce457"/>
          <table:table-cell table:style-name="ce487"/>
          <table:table-cell table:style-name="ce494"/>
          <table:table-cell table:number-columns-repeated="1017"/>
        </table:table-row>
        <table:table-row table:style-name="ro1">
          <table:table-cell table:style-name="ce450" office:value-type="float" office:value="34" calcext:value-type="float">
            <text:p>34</text:p>
          </table:table-cell>
          <table:table-cell table:style-name="ce454" table:formula="of:=RIGHT([.C35];LEN([.C35])-FIND(&quot;.&quot;;[.C3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bilety24.wp.pl</text:p>
          </table:table-cell>
          <table:table-cell table:style-name="ce466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5" calcext:value-type="float">
            <text:p>35</text:p>
          </table:table-cell>
          <table:table-cell table:style-name="ce453" table:formula="of:=RIGHT([.C36];LEN([.C36])-FIND(&quot;.&quot;;[.C3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centralagier.wp.pl</text:p>
          </table:table-cell>
          <table:table-cell table:style-name="ce467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6" calcext:value-type="float">
            <text:p>36</text:p>
          </table:table-cell>
          <table:table-cell table:style-name="ce454" table:formula="of:=RIGHT([.C37];LEN([.C37])-FIND(&quot;.&quot;;[.C3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ie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7" calcext:value-type="float">
            <text:p>37</text:p>
          </table:table-cell>
          <table:table-cell table:style-name="ce453" table:formula="of:=RIGHT([.C38];LEN([.C38])-FIND(&quot;.&quot;;[.C3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dlaprasy.wp.pl</text:p>
          </table:table-cell>
          <table:table-cell table:style-name="ce468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8" calcext:value-type="float">
            <text:p>38</text:p>
          </table:table-cell>
          <table:table-cell table:style-name="ce454" table:formula="of:=RIGHT([.C39];LEN([.C39])-FIND(&quot;.&quot;;[.C3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lugi.wp.pl</text:p>
          </table:table-cell>
          <table:table-cell table:style-name="ce469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9" calcext:value-type="float">
            <text:p>39</text:p>
          </table:table-cell>
          <table:table-cell table:style-name="ce453" table:formula="of:=RIGHT([.C40];LEN([.C40])-FIND(&quot;.&quot;;[.C4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dom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0" calcext:value-type="float">
            <text:p>40</text:p>
          </table:table-cell>
          <table:table-cell table:style-name="ce454" table:formula="of:=RIGHT([.C41];LEN([.C41])-FIND(&quot;.&quot;;[.C4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ziejesie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1" calcext:value-type="float">
            <text:p>41</text:p>
          </table:table-cell>
          <table:table-cell table:style-name="ce453" table:formula="of:=RIGHT([.C42];LEN([.C42])-FIND(&quot;.&quot;;[.C4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acet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2" calcext:value-type="float">
            <text:p>42</text:p>
          </table:table-cell>
          <table:table-cell table:style-name="ce454" table:formula="of:=RIGHT([.C43];LEN([.C43])-FIND(&quot;.&quot;;[.C4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film.wp.pl</text:p>
          </table:table-cell>
          <table:table-cell table:style-name="ce470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3" calcext:value-type="float">
            <text:p>43</text:p>
          </table:table-cell>
          <table:table-cell table:style-name="ce453" table:formula="of:=RIGHT([.C44];LEN([.C44])-FIND(&quot;.&quot;;[.C4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inanse.wp.pl</text:p>
          </table:table-cell>
          <table:table-cell table:style-name="ce471" office:value-type="string" calcext:value-type="string">
            <text:p>TO SUBMIT</text:p>
          </table:table-cell>
          <table:table-cell table:style-name="ce455" office:value-type="string" calcext:value-type="string">
            <text:p>FIX AGAIN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4" calcext:value-type="float">
            <text:p>44</text:p>
          </table:table-cell>
          <table:table-cell table:style-name="ce454" table:formula="of:=RIGHT([.C45];LEN([.C45])-FIND(&quot;.&quot;;[.C4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ry.wp.pl</text:p>
          </table:table-cell>
          <table:table-cell table:style-name="ce472" office:value-type="string" calcext:value-type="string">
            <text:p>TO SUBMI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5" calcext:value-type="float">
            <text:p>45</text:p>
          </table:table-cell>
          <table:table-cell table:style-name="ce453" table:formula="of:=RIGHT([.C46];LEN([.C46])-FIND(&quot;.&quot;;[.C4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gryonlin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6" calcext:value-type="float">
            <text:p>46</text:p>
          </table:table-cell>
          <table:table-cell table:style-name="ce454" table:formula="of:=RIGHT([.C47];LEN([.C47])-FIND(&quot;.&quot;;[.C4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wiazdy.wp.pl</text:p>
          </table:table-cell>
          <table:table-cell table:style-name="ce473" office:value-type="string" calcext:value-type="string">
            <text:p>ADVERT</text:p>
          </table:table-cell>
          <table:table-cell table:style-name="ce441" office:value-type="string" calcext:value-type="string">
            <text:p>https://gwiazdy.wp.pl/renata-kaczoruk-znowu-zaskakuje-pokazala-odwazne-zdjecia-6547894606838400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7" calcext:value-type="float">
            <text:p>47</text:p>
          </table:table-cell>
          <table:table-cell table:style-name="ce453" table:formula="of:=RIGHT([.C48];LEN([.C48])-FIND(&quot;.&quot;;[.C4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holding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8" calcext:value-type="float">
            <text:p>48</text:p>
          </table:table-cell>
          <table:table-cell table:style-name="ce454" table:formula="of:=RIGHT([.C49];LEN([.C49])-FIND(&quot;.&quot;;[.C4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horoskop.wp.pl</text:p>
          </table:table-cell>
          <table:table-cell table:style-name="ce474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9" calcext:value-type="float">
            <text:p>49</text:p>
          </table:table-cell>
          <table:table-cell table:style-name="ce453" table:formula="of:=RIGHT([.C50];LEN([.C50])-FIND(&quot;.&quot;;[.C5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obieta.wp.pl</text:p>
          </table:table-cell>
          <table:table-cell table:style-name="ce462" office:value-type="string" calcext:value-type="string">
            <text:p>TO SUBMI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0" calcext:value-type="float">
            <text:p>50</text:p>
          </table:table-cell>
          <table:table-cell table:style-name="ce454" table:formula="of:=RIGHT([.C51];LEN([.C51])-FIND(&quot;.&quot;;[.C5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ksiazki.wp.pl</text:p>
          </table:table-cell>
          <table:table-cell table:style-name="ce475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1" calcext:value-type="float">
            <text:p>51</text:p>
          </table:table-cell>
          <table:table-cell table:style-name="ce453" table:formula="of:=RIGHT([.C52];LEN([.C52])-FIND(&quot;.&quot;;[.C5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uchni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2" calcext:value-type="float">
            <text:p>52</text:p>
          </table:table-cell>
          <table:table-cell table:style-name="ce454" table:formula="of:=RIGHT([.C53];LEN([.C53])-FIND(&quot;.&quot;;[.C5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agazyn.wp.pl</text:p>
          </table:table-cell>
          <table:table-cell table:style-name="ce476" office:value-type="string" calcext:value-type="string">
            <text:p>Anti-adblock 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3" calcext:value-type="float">
            <text:p>53</text:p>
          </table:table-cell>
          <table:table-cell table:style-name="ce453" table:formula="of:=RIGHT([.C54];LEN([.C54])-FIND(&quot;.&quot;;[.C5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morizon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4" calcext:value-type="float">
            <text:p>54</text:p>
          </table:table-cell>
          <table:table-cell table:style-name="ce454" table:formula="of:=RIGHT([.C55];LEN([.C55])-FIND(&quot;.&quot;;[.C5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oto.wp.pl</text:p>
          </table:table-cell>
          <table:table-cell table:style-name="ce463" office:value-type="string" calcext:value-type="string">
            <text:p>TO SUBMIT</text:p>
          </table:table-cell>
          <table:table-cell table:style-name="ce441" office:value-type="string" calcext:value-type="string">
            <text:p>FIX AGAIN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5" calcext:value-type="float">
            <text:p>55</text:p>
          </table:table-cell>
          <table:table-cell table:style-name="ce453" table:formula="of:=RIGHT([.C56];LEN([.C56])-FIND(&quot;.&quot;;[.C5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nocowani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6" calcext:value-type="float">
            <text:p>56</text:p>
          </table:table-cell>
          <table:table-cell table:style-name="ce454" table:formula="of:=RIGHT([.C57];LEN([.C57])-FIND(&quot;.&quot;;[.C5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opinie.wp.pl</text:p>
          </table:table-cell>
          <table:table-cell table:style-name="ce463" office:value-type="string" calcext:value-type="string">
            <text:p>ADVERT</text:p>
          </table:table-cell>
          <table:table-cell table:style-name="ce441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7" calcext:value-type="float">
            <text:p>57</text:p>
          </table:table-cell>
          <table:table-cell table:style-name="ce453" table:formula="of:=RIGHT([.C58];LEN([.C58])-FIND(&quot;.&quot;;[.C5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pilot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8" calcext:value-type="float">
            <text:p>58</text:p>
          </table:table-cell>
          <table:table-cell table:style-name="ce454" table:formula="of:=RIGHT([.C59];LEN([.C59])-FIND(&quot;.&quot;;[.C5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oczta.wp.pl</text:p>
          </table:table-cell>
          <table:table-cell table:style-name="ce477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9" calcext:value-type="float">
            <text:p>59</text:p>
          </table:table-cell>
          <table:table-cell table:style-name="ce453" table:formula="of:=RIGHT([.C60];LEN([.C60])-FIND(&quot;.&quot;;[.C6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pogod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0" calcext:value-type="float">
            <text:p>60</text:p>
          </table:table-cell>
          <table:table-cell table:style-name="ce454" table:formula="of:=RIGHT([.C61];LEN([.C61])-FIND(&quot;.&quot;;[.C6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rofil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1" calcext:value-type="float">
            <text:p>61</text:p>
          </table:table-cell>
          <table:table-cell table:style-name="ce453" table:formula="of:=RIGHT([.C62];LEN([.C62])-FIND(&quot;.&quot;;[.C6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adar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2" calcext:value-type="float">
            <text:p>62</text:p>
          </table:table-cell>
          <table:table-cell table:style-name="ce454" table:formula="of:=RIGHT([.C63];LEN([.C63])-FIND(&quot;.&quot;;[.C63]))" office:value-type="string" office:string-value="wp.pl" calcext:value-type="string">
            <text:p>wp.pl</text:p>
          </table:table-cell>
          <table:table-cell table:style-name="ce459" office:value-type="string" calcext:value-type="string">
            <text:p>reklam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3" calcext:value-type="float">
            <text:p>63</text:p>
          </table:table-cell>
          <table:table-cell table:style-name="ce453" table:formula="of:=RIGHT([.C64];LEN([.C64])-FIND(&quot;.&quot;;[.C6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ekrutacja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4" calcext:value-type="float">
            <text:p>64</text:p>
          </table:table-cell>
          <table:table-cell table:style-name="ce454" table:formula="of:=RIGHT([.C65];LEN([.C65])-FIND(&quot;.&quot;;[.C6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sportowefak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5" calcext:value-type="float">
            <text:p>65</text:p>
          </table:table-cell>
          <table:table-cell table:style-name="ce453" table:formula="of:=RIGHT([.C66];LEN([.C66])-FIND(&quot;.&quot;;[.C6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arginamedal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6" calcext:value-type="float">
            <text:p>66</text:p>
          </table:table-cell>
          <table:table-cell table:style-name="ce454" table:formula="of:=RIGHT([.C67];LEN([.C67])-FIND(&quot;.&quot;;[.C6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ch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7" calcext:value-type="float">
            <text:p>67</text:p>
          </table:table-cell>
          <table:table-cell table:style-name="ce453" table:formula="of:=RIGHT([.C68];LEN([.C68])-FIND(&quot;.&quot;;[.C6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eleshow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8" calcext:value-type="float">
            <text:p>68</text:p>
          </table:table-cell>
          <table:table-cell table:style-name="ce454" table:formula="of:=RIGHT([.C69];LEN([.C69])-FIND(&quot;.&quot;;[.C6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lewizj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9" calcext:value-type="float">
            <text:p>69</text:p>
          </table:table-cell>
          <table:table-cell table:style-name="ce453" table:formula="of:=RIGHT([.C70];LEN([.C70])-FIND(&quot;.&quot;;[.C70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urystyka.wp.pl</text:p>
          </table:table-cell>
          <table:table-cell table:style-name="ce478" office:value-type="string" calcext:value-type="string">
            <text:p>ADVERT</text:p>
          </table:table-cell>
          <table:table-cell table:style-name="ce455" office:value-type="string" calcext:value-type="string">
            <text:p>https://turystyka.wp.pl/kruszyniany-zobacz-jak-wyglada-najbardziej-tatarska-wies-w-polsce-6547891877926529v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0" calcext:value-type="float">
            <text:p>70</text:p>
          </table:table-cell>
          <table:table-cell table:style-name="ce454" table:formula="of:=RIGHT([.C71];LEN([.C71])-FIND(&quot;.&quot;;[.C71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v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1" calcext:value-type="float">
            <text:p>71</text:p>
          </table:table-cell>
          <table:table-cell table:style-name="ce453" table:formula="of:=RIGHT([.C72];LEN([.C72])-FIND(&quot;.&quot;;[.C72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wojeip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2" calcext:value-type="float">
            <text:p>72</text:p>
          </table:table-cell>
          <table:table-cell table:style-name="ce454" table:formula="of:=RIGHT([.C73];LEN([.C73])-FIND(&quot;.&quot;;[.C7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typer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3" calcext:value-type="float">
            <text:p>73</text:p>
          </table:table-cell>
          <table:table-cell table:style-name="ce453" table:formula="of:=RIGHT([.C74];LEN([.C74])-FIND(&quot;.&quot;;[.C7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video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4" calcext:value-type="float">
            <text:p>74</text:p>
          </table:table-cell>
          <table:table-cell table:style-name="ce454" table:formula="of:=RIGHT([.C75];LEN([.C75])-FIND(&quot;.&quot;;[.C7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wawalove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5" calcext:value-type="float">
            <text:p>75</text:p>
          </table:table-cell>
          <table:table-cell table:style-name="ce453" table:formula="of:=RIGHT([.C76];LEN([.C76])-FIND(&quot;.&quot;;[.C7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wiadomosci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6" calcext:value-type="float">
            <text:p>76</text:p>
          </table:table-cell>
          <table:table-cell table:style-name="ce454" table:formula="of:=RIGHT([.C77];LEN([.C77])-FIND(&quot;.&quot;;[.C77]))" office:value-type="string" office:string-value="wp.pl" calcext:value-type="string">
            <text:p>wp.pl</text:p>
          </table:table-cell>
          <table:table-cell table:style-name="ce460" office:value-type="string" calcext:value-type="string">
            <text:p>www.wp.pl</text:p>
          </table:table-cell>
          <table:table-cell table:style-name="ce479" office:value-type="string" calcext:value-type="string">
            <text:p>OK</text:p>
          </table:table-cell>
          <table:table-cell table:style-name="ce460"/>
          <table:table-cell table:style-name="ce488"/>
          <table:table-cell table:style-name="ce495"/>
          <table:table-cell table:number-columns-repeated="1017"/>
        </table:table-row>
        <table:table-row table:style-name="ro1">
          <table:table-cell table:style-name="ce449" office:value-type="float" office:value="77" calcext:value-type="float">
            <text:p>77</text:p>
          </table:table-cell>
          <table:table-cell table:style-name="ce455"/>
          <table:table-cell table:style-name="ce273" office:value-type="string" calcext:value-type="string">
            <text:p>autocentrum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8" calcext:value-type="float">
            <text:p>78</text:p>
          </table:table-cell>
          <table:table-cell table:style-name="ce441"/>
          <table:table-cell table:style-name="ce441" office:value-type="string" calcext:value-type="string">
            <text:p>easygo.pl</text:p>
          </table:table-cell>
          <table:table-cell table:style-name="ce480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9" calcext:value-type="float">
            <text:p>79</text:p>
          </table:table-cell>
          <table:table-cell table:style-name="ce455"/>
          <table:table-cell table:style-name="ce273" office:value-type="string" calcext:value-type="string">
            <text:p>hotmoney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0" calcext:value-type="float">
            <text:p>80</text:p>
          </table:table-cell>
          <table:table-cell table:style-name="ce441"/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1" calcext:value-type="float">
            <text:p>81</text:p>
          </table:table-cell>
          <table:table-cell table:style-name="ce455"/>
          <table:table-cell table:style-name="ce273" office:value-type="string" calcext:value-type="string">
            <text:p>inwestycj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2" calcext:value-type="float">
            <text:p>82</text:p>
          </table:table-cell>
          <table:table-cell table:style-name="ce441"/>
          <table:table-cell table:style-name="ce441" office:value-type="string" calcext:value-type="string">
            <text:p>kantory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3" calcext:value-type="float">
            <text:p>83</text:p>
          </table:table-cell>
          <table:table-cell table:style-name="ce441"/>
          <table:table-cell table:style-name="ce273" office:value-type="string" calcext:value-type="string">
            <text:p>komediowo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4" calcext:value-type="float">
            <text:p>84</text:p>
          </table:table-cell>
          <table:table-cell table:style-name="ce441"/>
          <table:table-cell table:style-name="ce441" office:value-type="string" calcext:value-type="string">
            <text:p>mojeaut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5" calcext:value-type="float">
            <text:p>85</text:p>
          </table:table-cell>
          <table:table-cell table:style-name="ce441"/>
          <table:table-cell table:style-name="ce273" office:value-type="string" calcext:value-type="string">
            <text:p>nasygnal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6" calcext:value-type="float">
            <text:p>86</text:p>
          </table:table-cell>
          <table:table-cell table:style-name="ce441"/>
          <table:table-cell table:style-name="ce441" office:value-type="string" calcext:value-type="string">
            <text:p>niewiarygodn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7" calcext:value-type="float">
            <text:p>87</text:p>
          </table:table-cell>
          <table:table-cell table:style-name="ce441"/>
          <table:table-cell table:style-name="ce441" office:value-type="string" calcext:value-type="string">
            <text:p>odkrywc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8" calcext:value-type="float">
            <text:p>88</text:p>
          </table:table-cell>
          <table:table-cell table:style-name="ce441"/>
          <table:table-cell table:style-name="ce273" office:value-type="string" calcext:value-type="string">
            <text:p>sfor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9" calcext:value-type="float">
            <text:p>89</text:p>
          </table:table-cell>
          <table:table-cell table:style-name="ce441"/>
          <table:table-cell table:style-name="ce273" office:value-type="string" calcext:value-type="string">
            <text:p>fotoblog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0" calcext:value-type="float">
            <text:p>90</text:p>
          </table:table-cell>
          <table:table-cell table:style-name="ce441"/>
          <table:table-cell table:style-name="ce441" office:value-type="string" calcext:value-type="string">
            <text:p>moneyv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1" calcext:value-type="float">
            <text:p>91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2" calcext:value-type="float">
            <text:p>92</text:p>
          </table:table-cell>
          <table:table-cell table:style-name="ce455"/>
          <table:table-cell table:style-name="ce441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3" calcext:value-type="float">
            <text:p>93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4" calcext:value-type="float">
            <text:p>94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5" calcext:value-type="float">
            <text:p>95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6" calcext:value-type="float">
            <text:p>96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7" calcext:value-type="float">
            <text:p>97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8" calcext:value-type="float">
            <text:p>98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9" calcext:value-type="float">
            <text:p>9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/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51"/>
          <table:table-cell table:style-name="ce456"/>
          <table:table-cell table:style-name="ce461" office:value-type="string" calcext:value-type="string">
            <text:p>COVER </text:p>
          </table:table-cell>
          <table:table-cell table:style-name="ce481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483"/>
          <table:table-cell table:style-name="ce489" office:value-type="string" calcext:value-type="string">
            <text:p><text:s/>CONFIRMED ADS </text:p>
          </table:table-cell>
          <table:table-cell table:style-name="ce496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482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3:12:24.568951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9-18T19:42:50.680918429</dc:date>
    <meta:editing-cycles>143</meta:editing-cycles>
    <meta:editing-duration>P1DT1H39M12S</meta:editing-duration>
    <meta:generator>LibreOffice/6.0.7.3$Linux_X86_64 LibreOffice_project/00m0$Build-3</meta:generator>
    <meta:document-statistic meta:table-count="5" meta:cell-count="71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